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11-01">
            <text:p>MBH11-01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6519.0">
            <text:p>6519.0</text:p>
          </table:table-cell>
          <table:table-cell office:value-type="float" office:value="12.0">
            <text:p>12.0</text:p>
          </table:table-cell>
          <table:table-cell office:value-type="string" office:value="Coral (Astreopora?)">
            <text:p>Coral (Astre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2-01">
            <text:p>MBH2-01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6427.0">
            <text:p>6427.0</text:p>
          </table:table-cell>
          <table:table-cell office:value-type="float" office:value="31.0">
            <text:p>31.0</text:p>
          </table:table-cell>
          <table:table-cell office:value-type="string" office:value="Coral (Goniopora)">
            <text:p>Coral (Goni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6">
            <text:p>-3.6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1-03">
            <text:p>MBH1-03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253.0">
            <text:p>7253.0</text:p>
          </table:table-cell>
          <table:table-cell office:value-type="float" office:value="14.0">
            <text:p>14.0</text:p>
          </table:table-cell>
          <table:table-cell office:value-type="string" office:value="Coral (Platygyra)">
            <text:p>Coral (Platygy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2-03">
            <text:p>MBH2-03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498.0">
            <text:p>7498.0</text:p>
          </table:table-cell>
          <table:table-cell office:value-type="float" office:value="40.0">
            <text:p>40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01">
            <text:p>-7.0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3-01">
            <text:p>MBH3-01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6336.0">
            <text:p>6336.0</text:p>
          </table:table-cell>
          <table:table-cell office:value-type="float" office:value="81.0">
            <text:p>81.0</text:p>
          </table:table-cell>
          <table:table-cell office:value-type="string" office:value="Coral (Lobophyllia)">
            <text:p>Coral (Lobophylli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99">
            <text:p>-3.99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1-01">
            <text:p>MBH1-01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6681.0">
            <text:p>6681.0</text:p>
          </table:table-cell>
          <table:table-cell office:value-type="float" office:value="12.0">
            <text:p>12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11-02">
            <text:p>MBH11-02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045.0">
            <text:p>7045.0</text:p>
          </table:table-cell>
          <table:table-cell office:value-type="float" office:value="21.0">
            <text:p>21.0</text:p>
          </table:table-cell>
          <table:table-cell office:value-type="string" office:value="Coral (Cyphastrea?)">
            <text:p>Coral (Cyphastre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1-06">
            <text:p>MBH1-06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500.0">
            <text:p>7500.0</text:p>
          </table:table-cell>
          <table:table-cell office:value-type="float" office:value="43.0">
            <text:p>43.0</text:p>
          </table:table-cell>
          <table:table-cell office:value-type="string" office:value="Coral (Montipora)">
            <text:p>Coral (Monti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3">
            <text:p>-8.8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4-03">
            <text:p>MBH4-03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929.0">
            <text:p>7929.0</text:p>
          </table:table-cell>
          <table:table-cell office:value-type="float" office:value="159.0">
            <text:p>159.0</text:p>
          </table:table-cell>
          <table:table-cell office:value-type="string" office:value="Coral (Symphyllia)">
            <text:p>Coral (Symphylli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81">
            <text:p>-7.8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5-01">
            <text:p>MBH5-01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000.0">
            <text:p>7000.0</text:p>
          </table:table-cell>
          <table:table-cell office:value-type="float" office:value="12.0">
            <text:p>12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5-02">
            <text:p>MBH5-02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562.0">
            <text:p>7562.0</text:p>
          </table:table-cell>
          <table:table-cell office:value-type="float" office:value="18.0">
            <text:p>18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">
            <text:p>-7.7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6-01">
            <text:p>MBH6-01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5800.0">
            <text:p>5800.0</text:p>
          </table:table-cell>
          <table:table-cell office:value-type="float" office:value="38.0">
            <text:p>38.0</text:p>
          </table:table-cell>
          <table:table-cell office:value-type="string" office:value="Coral (Plesiastrea?)">
            <text:p>Coral (Plesiastre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6">
            <text:p>-4.0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6-02">
            <text:p>MBH6-02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6779.0">
            <text:p>6779.0</text:p>
          </table:table-cell>
          <table:table-cell office:value-type="float" office:value="22.0">
            <text:p>22.0</text:p>
          </table:table-cell>
          <table:table-cell office:value-type="string" office:value="Coral (Cyphastrea?)">
            <text:p>Coral (Cyphastre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3-03">
            <text:p>MBH3-03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6998.0">
            <text:p>6998.0</text:p>
          </table:table-cell>
          <table:table-cell office:value-type="float" office:value="15.0">
            <text:p>15.0</text:p>
          </table:table-cell>
          <table:table-cell office:value-type="string" office:value="Coral (Favities)">
            <text:p>Coral (Faviti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34">
            <text:p>-7.3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radiocarbon">
            <text:p>radiocarbon</text:p>
          </table:table-cell>
          <table:table-cell office:value-type="string" office:value="GaK-7902">
            <text:p>GaK-7902</text:p>
          </table:table-cell>
          <table:table-cell office:value-type="float" office:value="-22.3">
            <text:p>-22.3</text:p>
          </table:table-cell>
          <table:table-cell office:value-type="float" office:value="114.2">
            <text:p>114.2</text:p>
          </table:table-cell>
          <table:table-cell office:value-type="float" office:value="4935.0">
            <text:p>4935.0</text:p>
          </table:table-cell>
          <table:table-cell office:value-type="float" office:value="115.0">
            <text:p>115.0</text:p>
          </table:table-cell>
          <table:table-cell office:value-type="string" office:value="Shell material (Gastropod)">
            <text:p>Shell material (Gastropod)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LoganEtal1970,LewisEtal2013">
            <text:p>LoganEtal197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6-05">
            <text:p>MBH6-05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165.0">
            <text:p>7165.0</text:p>
          </table:table-cell>
          <table:table-cell office:value-type="float" office:value="26.0">
            <text:p>26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  <table:table-row>
          <table:table-cell office:value-type="string" office:value="Exmouth_Gulf">
            <text:p>Exmouth_Gulf</text:p>
          </table:table-cell>
          <table:table-cell office:value-type="string" office:value="U-Th">
            <text:p>U-Th</text:p>
          </table:table-cell>
          <table:table-cell office:value-type="string" office:value="MBH4-02">
            <text:p>MBH4-02</text:p>
          </table:table-cell>
          <table:table-cell office:value-type="float" office:value="-21.957">
            <text:p>-21.957</text:p>
          </table:table-cell>
          <table:table-cell office:value-type="float" office:value="114.143">
            <text:p>114.143</text:p>
          </table:table-cell>
          <table:table-cell office:value-type="float" office:value="7143.0">
            <text:p>7143.0</text:p>
          </table:table-cell>
          <table:table-cell office:value-type="float" office:value="23.0">
            <text:p>23.0</text:p>
          </table:table-cell>
          <table:table-cell office:value-type="string" office:value="Coral (Montipora?)">
            <text:p>Coral (Monti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11">
            <text:p>-6.1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wiggsCollins2010,LewisEtal2013">
            <text:p>TwiggsCollins2010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